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Heading_20_1">
      <style:text-properties fo:language="uk" fo:country="UA" officeooo:rsid="0010b62b" officeooo:paragraph-rsid="000e2dc4"/>
    </style:style>
    <style:style style:name="P12" style:family="paragraph" style:parent-style-name="Text_20_body">
      <style:text-properties fo:language="uk" fo:country="UA" officeooo:rsid="001f6e98" officeooo:paragraph-rsid="00220290"/>
    </style:style>
    <style:style style:name="P13" style:family="paragraph" style:parent-style-name="Text_20_body">
      <style:text-properties fo:language="uk" fo:country="UA" officeooo:rsid="002a255b" officeooo:paragraph-rsid="000e2dc4"/>
    </style:style>
    <style:style style:name="P14" style:family="paragraph" style:parent-style-name="Text_20_body">
      <style:text-properties fo:language="uk" fo:country="UA" officeooo:rsid="00220290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9" style:family="paragraph" style:parent-style-name="Text_20_body">
      <style:text-properties officeooo:paragraph-rsid="00220290"/>
    </style:style>
    <style:style style:name="P20" style:family="paragraph" style:parent-style-name="Text_20_body">
      <style:text-properties officeooo:paragraph-rsid="0043649e"/>
    </style:style>
    <style:style style:name="P21" style:family="paragraph" style:parent-style-name="Text_20_body">
      <style:text-properties officeooo:paragraph-rsid="00449498"/>
    </style:style>
    <style:style style:name="P22" style:family="paragraph" style:parent-style-name="Text_20_body">
      <style:text-properties officeooo:paragraph-rsid="003e19f2"/>
    </style:style>
    <style:style style:name="P23" style:family="paragraph" style:parent-style-name="Text_20_body">
      <style:text-properties fo:language="en" fo:country="US" officeooo:rsid="003463a8" officeooo:paragraph-rsid="0044988c"/>
    </style:style>
    <style:style style:name="P24" style:family="paragraph" style:parent-style-name="Text_20_body">
      <style:text-properties officeooo:paragraph-rsid="0044988c"/>
    </style:style>
    <style:style style:name="P25" style:family="paragraph" style:parent-style-name="Text_20_body">
      <style:text-properties officeooo:paragraph-rsid="0048c76d"/>
    </style:style>
    <style:style style:name="P26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7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0pt" officeooo:paragraph-rsid="000e2dc4" style:font-size-asian="10pt" style:font-size-complex="10pt"/>
    </style:style>
    <style:style style:name="P30" style:family="paragraph" style:parent-style-name="Text_20_body">
      <style:text-properties officeooo:paragraph-rsid="004b4bb8"/>
    </style:style>
    <style:style style:name="P31" style:family="paragraph" style:parent-style-name="Text_20_body">
      <style:text-properties officeooo:paragraph-rsid="004b863f"/>
    </style:style>
    <style:style style:name="P32" style:family="paragraph" style:parent-style-name="Text_20_body">
      <style:text-properties officeooo:paragraph-rsid="004c633d"/>
    </style:style>
    <style:style style:name="P33" style:family="paragraph" style:parent-style-name="Text_20_body">
      <style:text-properties officeooo:paragraph-rsid="004e3a4b"/>
    </style:style>
    <style:style style:name="P34" style:family="paragraph" style:parent-style-name="Text_20_body">
      <style:text-properties officeooo:paragraph-rsid="004e3d7f"/>
    </style:style>
    <style:style style:name="P35" style:family="paragraph" style:parent-style-name="Text_20_body">
      <style:text-properties officeooo:paragraph-rsid="004e6968"/>
    </style:style>
    <style:style style:name="P36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en" fo:country="US" officeooo:rsid="0012b34a"/>
    </style:style>
    <style:style style:name="T45" style:family="text">
      <style:text-properties fo:language="en" fo:country="US" officeooo:rsid="002a255b"/>
    </style:style>
    <style:style style:name="T46" style:family="text">
      <style:text-properties fo:language="en" fo:country="US" officeooo:rsid="002aeacb"/>
    </style:style>
    <style:style style:name="T47" style:family="text">
      <style:text-properties fo:language="en" fo:country="US" officeooo:rsid="0048c76d"/>
    </style:style>
    <style:style style:name="T48" style:family="text">
      <style:text-properties fo:language="en" fo:country="US" officeooo:rsid="0048c76d" fo:background-color="transparent" loext:char-shading-value="0"/>
    </style:style>
    <style:style style:name="T49" style:family="text">
      <style:text-properties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1" style:family="text">
      <style:text-properties officeooo:rsid="002c7908"/>
    </style:style>
    <style:style style:name="T52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3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4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5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6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57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58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49">Sheldon — </text:span><text:span text:style-name="T50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4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7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10">Вісім підошов</text:p>
      <text:p text:style-name="P10"/>
      <text:h text:style-name="P11" text:outline-level="1"><text:bookmark text:name="firstHeading копія 11"/><text:soft-page-break/>Judd — <text:span text:style-name="T51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10"/>
      <text:p text:style-name="P6"><text:span text:style-name="T6"/></text:p>
      <text:p text:style-name="P18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27" text:outline-level="1"><text:bookmark text:name="firstHeading копія 8"/><text:span text:style-name="T6">Power Egg — </text:span><text:span text:style-name="T10">Ікра</text:span></text:h>
      <text:p text:style-name="P36">Booyah! - Йу-ху!</text:p>
      <text:p text:style-name="P26"><text:span text:style-name="T10">Sardinium —</text:span><text:span text:style-name="T11"> Сардинії</text:span></text:p>
      <text:p text:style-name="P28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0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1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4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2">Octohurler — </text:span><text:span text:style-name="T53">Во</text:span><text:span text:style-name="T54">сьм</text:span><text:span text:style-name="T53">ип</text:span><text:span text:style-name="T55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29"><text:span text:style-name="T13">Rolonium - </text:span><text:span text:style-name="T14">ролоніум</text:span></text:p>
      <text:p text:style-name="P6"><text:span text:style-name="T13"/></text:p>
      <text:p text:style-name="P6"><text:span text:style-name="T45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5"/></text:p>
      <text:p text:style-name="P6"><text:span text:style-name="T45">Octoseeker – </text:span><text:span text:style-name="T34">Восьмишук</text:span></text:p>
      <text:p text:style-name="P6"><text:span text:style-name="T34"/></text:p>
      <text:p text:style-name="P6"><text:soft-page-break/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0"><text:span text:style-name="T45">Octosniper </text:span><text:span text:style-name="T34">—</text:span><text:span text:style-name="T45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0"><text:span text:style-name="T45">Octoballer </text:span><text:span text:style-name="T34">—</text:span><text:span text:style-name="T45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1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4"><text:span text:style-name="T42">Octocommander </text:span><text:span text:style-name="T34">— </text:span><text:span text:style-name="T42"><text:s/>Восьмикомандир</text:span></text:p>
      <text:p text:style-name="P34"><text:bookmark text:name="firstHeading копія 14"/><text:span text:style-name="T57">Flooder </text:span><text:span text:style-name="T58">— </text:span><text:span text:style-name="T57"><text:s/>Пульверизатор</text:span></text:p>
      <text:p text:style-name="P32"><text:span text:style-name="T42"/></text:p>
      <text:p text:style-name="P7"/>
      <text:p text:style-name="P6"><text:span text:style-name="T45"/></text:p>
      <text:p text:style-name="P23">Splat <text:span text:style-name="T24">— </text:span><text:s/><text:span text:style-name="T2">розплескати</text:span></text:p>
      <text:p text:style-name="P6"><text:span text:style-name="T45">R</text:span><text:span text:style-name="T15">oller — </text:span><text:span text:style-name="T33">В</text:span><text:span text:style-name="T24">алик</text:span></text:p>
      <text:p text:style-name="P13">Charger — Нагнітач</text:p>
      <text:p text:style-name="P6"><text:span text:style-name="T24">Dualies — </text:span><text:span text:style-name="T30">Двійники</text:span></text:p>
      <text:p text:style-name="P22"><text:span text:style-name="T30">Slosher </text:span><text:span text:style-name="T24">— </text:span><text:span text:style-name="T33">Р</text:span><text:span text:style-name="T30">озливач </text:span></text:p>
      <text:p text:style-name="P24"><text:span text:style-name="T30">Splatling <text:s/></text:span><text:span text:style-name="T24">— </text:span><text:span text:style-name="T38">Ротор</text:span></text:p>
      <text:p text:style-name="P33"><text:span text:style-name="T38">Blaster <text:s/></text:span><text:span text:style-name="T24">— </text:span><text:span text:style-name="T43">Бластер</text:span></text:p>
      <text:p text:style-name="P35"><text:span text:style-name="T38">Brella </text:span><text:span text:style-name="T24">— </text:span><text:span text:style-name="T38">Парасолька</text:span></text:p>
      <text:p text:style-name="P24"><text:span text:style-name="T38"/></text:p>
      <text:p text:style-name="P24"><text:span text:style-name="T38">Sprinkler — </text:span><text:span text:style-name="T40">розбрискувач</text:span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/text:p>
      <text:p text:style-name="P25"><text:span text:style-name="T40">Toxic Mist </text:span><text:span text:style-name="T38">— </text:span><text:span text:style-name="T40">Токсичний туман</text:span></text:p>
      <text:p text:style-name="P25"><text:bookmark text:name="firstHeading копія 12"/><text:span text:style-name="T56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5"><text:bookmark text:name="firstHeading копія 13"/><text:span text:style-name="T56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5"><text:span text:style-name="T47">Splat Bomb </text:span><text:span text:style-name="T56">— </text:span><text:span text:style-name="T40">Плеск-бомба</text:span></text:p>
      <text:p text:style-name="Text_20_body"><text:span text:style-name="T2">Fizzy Bom</text:span><text:span text:style-name="T48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9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9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2">Splashdown - Чорнильний удар</text:p>
      <text:p text:style-name="P19"><text:span text:style-name="T15"/></text:p>
      <text:p text:style-name="P19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9"><text:span text:style-name="T22"/></text:p>
      <text:p text:style-name="P19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9"><text:span text:style-name="T22"/></text:p>
      <text:p text:style-name="P19"><text:span text:style-name="T22"/></text:p>
      <text:p text:style-name="P19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oft-page-break/><text:span text:style-name="T22">Salmonid</text:span><text:span text:style-name="T46">s</text:span><text:span text:style-name="T22"> — </text:span><text:span text:style-name="T25">лососеві</text:span></text:p>
      <text:p text:style-name="P19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02T11:02:02.353000000</dc:date>
    <meta:editing-duration>PT10H31M38S</meta:editing-duration>
    <meta:editing-cycles>36</meta:editing-cycles>
    <meta:generator>LibreOffice/24.2.2.2$Windows_X86_64 LibreOffice_project/d56cc158d8a96260b836f100ef4b4ef25d6f1a01</meta:generator>
    <meta:document-statistic meta:table-count="0" meta:image-count="36" meta:object-count="0" meta:page-count="5" meta:paragraph-count="69" meta:word-count="195" meta:character-count="1569" meta:non-whitespace-character-count="1383"/>
  </office:meta>
</office:document-meta>
</file>